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1.8047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922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1201in"/>
    </style:style>
    <style:style style:name="co10" style:family="table-column">
      <style:table-column-properties fo:break-before="auto" style:column-width="1.1409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0.666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402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598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2118in" fo:break-before="auto" style:use-optimal-row-height="tru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vertical-align="middle"/>
      <style:text-properties fo:color="#000000" style:font-name="Tahoma" fo:font-size="11pt" fo:font-weight="bold" style:font-name-asian="Droid Sans Fallback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style:vertical-align="middle"/>
      <style:text-properties fo:color="#000000" style:font-name="Tahoma" fo:font-size="11pt" style:font-name-asian="Calibri1" style:font-size-asian="11pt" style:font-name-complex="Arial" style:font-size-complex="11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1pt" style:font-name-asian="Times New Roman" style:font-size-asian="11pt" style:font-name-complex="Times New Roman" style:font-size-complex="11pt"/>
    </style:style>
    <style:style style:name="ce5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start" fo:margin-left="0in"/>
      <style:text-properties style:font-name="Tahoma" fo:font-size="10pt" fo:font-weight="bold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center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start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Times New Roman" style:font-size-asian="10pt" style:font-name-complex="Times New Roman" style:font-size-complex="10pt"/>
    </style:style>
    <style:style style:name="ce13" style:family="table-cell" style:parent-style-name="Default" style:data-style-name="N0">
      <style:text-properties style:font-name="Tahoma" fo:font-size="12pt" style:font-name-asian="Times New Roman" style:font-size-asian="12pt" style:font-name-complex="Times New Roman" style:font-size-complex="12pt"/>
    </style:style>
    <style:style style:name="ce14" style:family="table-cell" style:parent-style-name="Default">
      <style:text-properties style:font-name="Tahoma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start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17" style:family="table-cell" style:parent-style-name="Default">
      <style:table-cell-properties fo:border="0.11pt solid #000000"/>
      <style:text-properties style:font-name="Tahoma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2" style:family="table-cell" style:parent-style-name="Default" style:data-style-name="N0">
      <style:table-cell-properties style:vertical-align="middle"/>
      <style:text-properties fo:color="#000000" style:font-name="Tahoma" fo:font-size="10pt" style:font-name-asian="Arial1" style:font-size-asian="10pt" style:font-name-complex="Arial1" style:font-size-complex="10pt"/>
    </style:style>
    <style:style style:name="ce23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4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25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6" style:family="table-cell" style:parent-style-name="Default" style:data-style-name="N185">
      <style:table-cell-properties style:text-align-source="fix" style:repeat-content="false"/>
      <style:paragraph-properties fo:text-align="end" fo:margin-left="0in"/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27" style:family="table-cell" style:parent-style-name="Default" style:data-style-name="N3">
      <style:text-properties style:font-name="Tahom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8" style:family="table-cell" style:parent-style-name="Default" style:data-style-name="N185">
      <style:table-cell-properties style:text-align-source="fix" style:repeat-content="false"/>
      <style:paragraph-properties fo:text-align="end" fo:margin-left="0in"/>
      <style:text-properties style:font-name="Tahom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Tahoma" fo:font-size="11pt" fo:font-weight="bold" style:font-name-asian="Droid Sans Fallback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Tahoma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1pt" style:font-name-asian="Times New Roman" style:font-size-asian="11pt" style:font-name-complex="Times New Roman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start" fo:margin-left="0in"/>
      <style:text-properties style:font-name="Tahoma" fo:font-size="10pt" fo:font-weight="normal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0pt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ahoma" fo:font-size="10pt" fo:font-weight="normal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Tahoma" fo:font-size="12pt" style:font-name-asian="Times New Roman" style:font-size-asian="12pt" style:font-name-complex="Times New Roman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color="#000000" style:font-name="Tahoma" fo:font-size="11pt" fo:font-weight="bold" style:font-name-asian="Droid Sans Fallback" style:font-size-asian="11pt" style:font-weight-asian="bold" style:font-size-complex="11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color="#000000" style:font-name="Tahoma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1pt" style:font-name-asian="Times New Roman" style:font-size-asian="11pt" style:font-name-complex="Times New Roman" style:font-size-complex="11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0">
      <style:table-cell-properties style:text-align-source="fix" style:repeat-content="false" fo:wrap-option="wrap" fo:border="0.11pt solid #000000" style:vertical-align="middle"/>
      <style:paragraph-properties fo:text-align="center" fo:margin-left="0in"/>
      <style:text-properties style:font-name="Tahoma" fo:font-size="10pt" fo:font-weight="bold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47" style:family="table-cell" style:parent-style-name="Default" style:data-style-name="N18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48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Tahoma" fo:font-size="10pt" style:font-name-asian="Times New Roman" style:font-size-asian="10pt" style:font-name-complex="Times New Roman" style:font-size-complex="10pt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Tahoma" fo:font-size="12pt" style:font-name-asian="Times New Roman" style:font-size-asian="12pt" style:font-name-complex="Times New Roman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54" style:family="table-cell" style:parent-style-name="Default" style:data-style-name="N0">
      <style:table-cell-properties style:text-align-source="fix" style:repeat-content="false" fo:border="0.51pt solid #000000" style:vertical-align="middle"/>
      <style:paragraph-properties fo:text-align="start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start" fo:margin-left="0in"/>
      <style:text-properties style:font-name="Tahoma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ahoma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ce58" style:family="table-cell" style:parent-style-name="Default" style:data-style-name="N0">
      <style:text-properties style:font-name="Tahoma" fo:font-size="10pt" style:font-name-asian="Times New Roman" style:font-size-asian="10pt" style:font-name-complex="Times New Roman" style:font-size-complex="10pt"/>
    </style:style>
    <style:style style:name="ce59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0" style:family="table-cell" style:parent-style-name="Default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61" style:family="table-cell" style:parent-style-name="Comma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fo:color="#000000" style:font-name="Tahoma" fo:font-size="11pt" style:font-name-asian="Arial1" style:font-size-asian="11pt" style:font-name-complex="Arial1" style:font-size-complex="11pt"/>
    </style:style>
    <style:style style:name="ce62" style:family="table-cell" style:parent-style-name="Comma" style:data-style-name="N3">
      <style:table-cell-properties style:text-align-source="fix" style:repeat-content="false" fo:border="0.11pt solid #000000" style:vertical-align="middle"/>
      <style:paragraph-properties fo:text-align="end" fo:margin-left="0in"/>
      <style:text-properties fo:color="#000000" style:font-name="Tahoma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3" style:family="table-cell" style:parent-style-name="Default" style:data-style-name="N0">
      <style:table-cell-properties fo:border="0.11pt solid #000000" style:vertical-align="middle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4" style:family="table-cell" style:parent-style-name="Default" style:data-style-name="N187">
      <style:table-cell-properties style:text-align-source="fix" style:repeat-content="false" fo:border="0.11pt solid #000000" style:vertical-align="middle"/>
      <style:paragraph-properties fo:text-align="end" fo:margin-left="0in"/>
      <style:text-properties style:font-name="Tahoma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ce65" style:family="table-cell" style:parent-style-name="Default" style:data-style-name="N0">
      <style:table-cell-properties style:vertical-align="middle"/>
      <style:text-properties style:font-name="Tahoma" fo:font-size="11pt" style:font-name-asian="Times New Roman" style:font-size-asian="11pt" style:font-name-complex="Times New Roman" style:font-size-complex="11pt"/>
    </style:style>
    <style:style style:name="ce66" style:family="table-cell" style:parent-style-name="Default" style:data-style-name="N0">
      <style:table-cell-properties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ce67" style:family="table-cell" style:parent-style-name="Default" style:data-style-name="N0">
      <style:table-cell-properties style:vertical-align="middle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2pt" style:font-name-asian="Times New Roman" style:font-size-asian="12pt" style:font-name-complex="Times New Roman" style:font-size-complex="12pt"/>
    </style:style>
    <style:style style:name="ce69" style:family="table-cell" style:parent-style-name="Default">
      <style:table-cell-properties fo:border="0.51pt solid #000000"/>
      <style:text-properties style:font-name="Tahoma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 fo:margin-left="0in"/>
      <style:text-properties style:font-name="Tahom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71" style:family="table-cell" style:parent-style-name="Default" style:data-style-name="N0">
      <style:table-cell-properties style:text-align-source="fix" style:repeat-content="false" fo:border="0.11pt solid #000000" style:vertical-align="middle"/>
      <style:paragraph-properties fo:text-align="center"/>
      <style:text-properties style:font-name="Tahoma" fo:font-size="11pt" style:font-name-asian="Times New Roman" style:font-size-asian="11pt" style:font-name-complex="Times New Roman" style:font-size-complex="11pt"/>
    </style:style>
    <style:style style:name="ce72" style:family="table-cell" style:parent-style-name="Default" style:data-style-name="N0">
      <style:table-cell-properties fo:wrap-option="wrap" fo:border="0.11pt solid #000000"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ce73" style:family="table-cell" style:parent-style-name="Default" style:data-style-name="N0">
      <style:table-cell-properties fo:wrap-option="wrap" style:vertical-align="middle"/>
      <style:text-properties style:font-name="Tahoma" fo:font-size="10pt" style:font-name-asian="Times New Roman" style:font-size-asian="10pt" style:font-name-complex="Times New Roman" style:font-size-complex="10pt"/>
    </style:style>
    <style:style style:name="T1" style:family="text">
      <style:text-properties style:font-name-asian="Droid Sans Fallback"/>
    </style:style>
    <style:style style:name="T2" style:family="text">
      <style:text-properties style:font-name-asian="Calibri1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DejaVu Sans" style:font-size-asian="10pt" style:language-asian="zh" style:country-asian="CN" style:font-weight-asian="bold" style:font-name-complex="Calibri2" style:font-size-complex="10pt" style:language-complex="hi" style:country-complex="IN" style:font-weight-complex="bold"/>
    </style:style>
    <style:style style:name="T5" style:family="text">
      <style:text-properties style:font-name-asian="Calibri1" style:font-size-asian="11pt" style:font-size-complex="11pt"/>
    </style:style>
    <style:style style:name="T6" style:family="text">
      <style:text-properties style:font-name-asian="Calibri1" style:font-size-asian="11pt" style:font-name-complex="Calibri1" style:font-size-complex="11pt"/>
    </style:style>
  </office:automatic-styles>
  <office:body>
    <office:spreadsheet>
      <table:calculation-settings table:case-sensitive="false" table:search-criteria-must-apply-to-whole-cell="false"/>
      <table:table table:name="Trial Balanc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40"/>
        <table:table-column table:style-name="co5" table:default-cell-style-name="ce53"/>
        <table:table-column table:style-name="co6" table:default-cell-style-name="ce40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1010" table:default-cell-style-name="ce14"/>
        <table:table-column table:style-name="co12" table:number-columns-repeated="3" table:default-cell-style-name="Default"/>
        <table:table-row table:style-name="ro1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" table:number-columns-repeated="2"/>
          <table:table-cell table:style-name="ce29"/>
          <table:table-cell table:style-name="ce41"/>
          <table:table-cell table:style-name="ce29"/>
          <table:table-cell table:style-name="ce4"/>
          <table:table-cell table:style-name="ce11"/>
          <table:table-cell table:style-name="ce65"/>
          <table:table-cell table:style-name="ce68"/>
          <table:table-cell table:style-name="ce4" table:number-columns-repeated="1011"/>
          <table:table-cell table:number-columns-repeated="3"/>
        </table:table-row>
        <table:table-row table:style-name="ro2">
          <table:table-cell table:style-name="ce2" office:value-type="string">
            <text:p><text:span text:style-name="T2">MST: </text:span><text:span text:style-name="T2"><text:a xlink:href="python://get_company_vat()" xlink:type="simple">vat</text:a></text:span></text:p>
          </table:table-cell>
          <table:table-cell table:style-name="ce15"/>
          <table:table-cell table:style-name="ce22"/>
          <table:table-cell table:style-name="ce30"/>
          <table:table-cell table:style-name="ce42"/>
          <table:table-cell table:style-name="ce30"/>
          <table:table-cell table:style-name="ce12" table:number-columns-repeated="2"/>
          <table:table-cell table:style-name="ce66"/>
          <table:table-cell table:style-name="ce68"/>
          <table:table-cell table:style-name="ce12" table:number-columns-repeated="1011"/>
          <table:table-cell table:number-columns-repeated="3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30"/>
          <table:table-cell table:style-name="ce42"/>
          <table:table-cell table:style-name="ce30"/>
          <table:table-cell table:style-name="ce57" table:number-columns-repeated="2"/>
          <table:table-cell table:style-name="ce66"/>
          <table:table-cell table:style-name="ce68"/>
          <table:table-cell table:style-name="ce12" table:number-columns-repeated="1011"/>
          <table:table-cell table:number-columns-repeated="3"/>
        </table:table-row>
        <table:table-row table:style-name="ro2">
          <table:table-cell table:style-name="ce3" office:value-type="string" table:number-columns-spanned="11" table:number-rows-spanned="1">
            <text:p>BẢNG DOANH THU BÁN HÀNG</text:p>
          </table:table-cell>
          <table:covered-table-cell table:number-columns-repeated="2" table:style-name="ce3"/>
          <table:covered-table-cell table:style-name="ce31"/>
          <table:covered-table-cell table:style-name="ce43"/>
          <table:covered-table-cell table:style-name="ce31"/>
          <table:covered-table-cell table:number-columns-repeated="4" table:style-name="ce13"/>
          <table:covered-table-cell table:style-name="ce12"/>
          <table:table-cell table:style-name="ce12" table:number-columns-repeated="1010"/>
          <table:table-cell table:number-columns-repeated="3"/>
        </table:table-row>
        <table:table-row table:style-name="ro3">
          <table:table-cell table:style-name="ce4" office:value-type="string" table:number-columns-spanned="11" table:number-rows-spanned="1">
            <text:p><text:span text:style-name="T3">Từ ngày:</text:span> <text:a xlink:href="python://get_start_date()" xlink:type="simple">start_date</text:a> <text:span text:style-name="T3">đến ngày:</text:span> <text:a xlink:href="python://get_end_date()" xlink:type="simple">end_date</text:a></text:p>
          </table:table-cell>
          <table:covered-table-cell table:number-columns-repeated="2" table:style-name="ce4"/>
          <table:covered-table-cell table:style-name="ce32"/>
          <table:covered-table-cell table:style-name="ce44"/>
          <table:covered-table-cell table:style-name="ce32"/>
          <table:covered-table-cell table:number-columns-repeated="4" table:style-name="ce58"/>
          <table:covered-table-cell table:style-name="ce68"/>
          <table:table-cell table:style-name="ce68" table:number-columns-repeated="1010"/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33"/>
          <table:table-cell table:style-name="ce45"/>
          <table:table-cell table:style-name="ce33"/>
          <table:table-cell table:style-name="Default" table:number-columns-repeated="4"/>
          <table:table-cell table:style-name="ce70" office:value-type="string">
            <text:p>ĐVT: Đồng</text:p>
          </table:table-cell>
          <table:table-cell table:style-name="ce12" table:number-columns-repeated="1010"/>
          <table:table-cell table:number-columns-repeated="3"/>
        </table:table-row>
        <table:table-row table:style-name="ro4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1" table:number-rows-spanned="2">
            <text:p>Tên Mặt Hàng</text:p>
          </table:table-cell>
          <table:table-cell table:style-name="ce5" office:value-type="string" table:number-columns-spanned="1" table:number-rows-spanned="2">
            <text:p>ĐVT</text:p>
          </table:table-cell>
          <table:table-cell table:style-name="ce34" office:value-type="string" table:number-columns-spanned="3" table:number-rows-spanned="1">
            <text:p>Số Lượng</text:p>
          </table:table-cell>
          <table:covered-table-cell table:style-name="ce34"/>
          <table:covered-table-cell table:style-name="ce54"/>
          <table:table-cell table:style-name="ce5" office:value-type="string" table:number-columns-spanned="1" table:number-rows-spanned="2">
            <text:p>Đơn Giá</text:p>
          </table:table-cell>
          <table:table-cell table:style-name="ce5" office:value-type="string" table:number-columns-spanned="3" table:number-rows-spanned="1">
            <text:p>Thành Tiền</text:p>
          </table:table-cell>
          <table:covered-table-cell table:style-name="ce5"/>
          <table:covered-table-cell table:style-name="ce69"/>
          <table:table-cell table:style-name="ce5"/>
          <table:table-cell table:style-name="ce68" table:number-columns-repeated="1010"/>
          <table:table-cell table:number-columns-repeated="3"/>
        </table:table-row>
        <table:table-row table:style-name="ro5">
          <table:covered-table-cell table:number-columns-repeated="3" table:style-name="ce6"/>
          <table:table-cell table:style-name="ce35" office:value-type="string">
            <text:p><text:span text:style-name="T4"><text:a xlink:href="python://for each=&quot;p in  get_partner_team()&quot;" xlink:type="simple">for get_partner_team</text:a></text:span></text:p>
          </table:table-cell>
          <table:table-cell table:style-name="ce6" office:value-type="string">
            <text:p><text:a xlink:href="python://p[1]" xlink:type="simple">p_name</text:a></text:p>
          </table:table-cell>
          <table:table-cell table:style-name="ce55" office:value-type="string">
            <text:p><text:span text:style-name="T6"><text:a xlink:href="python:///for" xlink:type="simple">end for</text:a></text:span></text:p>
          </table:table-cell>
          <table:covered-table-cell table:style-name="ce34"/>
          <table:table-cell table:style-name="ce6" office:value-type="string">
            <text:p>Miển phí</text:p>
          </table:table-cell>
          <table:table-cell table:style-name="ce6" office:value-type="string">
            <text:p>Thực thu</text:p>
          </table:table-cell>
          <table:table-cell table:style-name="ce6" office:value-type="string">
            <text:p>Lễ Tân Thu</text:p>
          </table:table-cell>
          <table:table-cell table:style-name="ce5" office:value-type="string">
            <text:p>Ghi Chú</text:p>
          </table:table-cell>
          <table:table-cell table:style-name="ce4" table:number-columns-repeated="1010"/>
          <table:table-cell table:number-columns-repeated="3"/>
        </table:table-row>
        <table:table-row table:style-name="ro1">
          <table:table-cell table:style-name="ce7" office:value-type="string">
            <text:p><text:span text:style-name="T4"><text:a xlink:href="python://for%20each=%22seq,line%20in%20%20enumerate(get_line())%22" xlink:type="simple">for line</text:a></text:span></text:p>
          </table:table-cell>
          <table:table-cell table:style-name="ce7" table:number-columns-repeated="3"/>
          <table:table-cell table:style-name="ce46"/>
          <table:table-cell table:style-name="ce7"/>
          <table:table-cell table:style-name="ce59"/>
          <table:table-cell table:style-name="ce63" table:number-columns-repeated="3"/>
          <table:table-cell table:style-name="ce71"/>
          <table:table-cell table:style-name="ce4" table:number-columns-repeated="1010"/>
          <table:table-cell table:number-columns-repeated="3"/>
        </table:table-row>
        <table:table-row table:style-name="ro6">
          <table:table-cell table:style-name="ce8" office:value-type="string">
            <text:p><text:a xlink:href="python://seq+1" xlink:type="simple">seq</text:a></text:p>
          </table:table-cell>
          <table:table-cell table:style-name="ce16" office:value-type="string">
            <text:p><text:a xlink:href="python://line['name_template']" xlink:type="simple">name_template</text:a></text:p>
          </table:table-cell>
          <table:table-cell table:style-name="ce16" office:value-type="string">
            <text:p><text:a xlink:href="python://line['uom_name']" xlink:type="simple">uom_name</text:a></text:p>
          </table:table-cell>
          <table:table-cell table:style-name="ce36" office:value-type="string">
            <text:p><text:span text:style-name="T4"><text:a xlink:href="python://for each=&quot;p in  get_partner_team()&quot;" xlink:type="simple">for get_partner_team</text:a></text:span></text:p>
          </table:table-cell>
          <table:table-cell table:style-name="ce47" office:value-type="string">
            <text:p><text:a xlink:href="python://get_product_qty(line['product_id'],p[0],p[2])" xlink:type="simple">qty</text:a></text:p>
          </table:table-cell>
          <table:table-cell table:style-name="ce56" office:value-type="string">
            <text:p><text:span text:style-name="T6"><text:a xlink:href="python:///for" xlink:type="simple">end for</text:a></text:span></text:p>
          </table:table-cell>
          <table:table-cell table:style-name="ce60" office:value-type="string">
            <text:p><text:a xlink:href="python://line['price_unit']" xlink:type="simple">price_unit</text:a></text:p>
          </table:table-cell>
          <table:table-cell table:style-name="ce64" office:value-type="string">
            <text:p><text:a xlink:href="python://line['mienphi']" xlink:type="simple">mienphi</text:a></text:p>
          </table:table-cell>
          <table:table-cell table:style-name="ce64" office:value-type="string">
            <text:p><text:a xlink:href="python://line['thucthu']" xlink:type="simple">thucthu</text:a></text:p>
          </table:table-cell>
          <table:table-cell table:style-name="ce64" office:value-type="string">
            <text:p><text:a xlink:href="python://line['letan']" xlink:type="simple">letan</text:a></text:p>
          </table:table-cell>
          <table:table-cell table:style-name="ce71"/>
          <table:table-cell table:style-name="ce4" table:number-columns-repeated="1010"/>
          <table:table-cell table:number-columns-repeated="3"/>
        </table:table-row>
        <table:table-row table:style-name="ro7">
          <table:table-cell table:style-name="ce9" office:value-type="string">
            <text:p><text:span text:style-name="T5"><text:a xlink:href="python:///for" xlink:type="simple">end for</text:a></text:span></text:p>
          </table:table-cell>
          <table:table-cell table:style-name="ce9" table:number-columns-repeated="3"/>
          <table:table-cell table:style-name="ce48"/>
          <table:table-cell table:style-name="ce9"/>
          <table:table-cell table:style-name="ce61" table:number-columns-repeated="4"/>
          <table:table-cell table:style-name="ce72"/>
          <table:table-cell table:style-name="ce73" table:number-columns-repeated="1010"/>
          <table:table-cell table:number-columns-repeated="3"/>
        </table:table-row>
        <table:table-row table:style-name="ro8">
          <table:table-cell table:style-name="ce10" office:value-type="string" table:number-columns-spanned="3" table:number-rows-spanned="1">
            <text:p>Tổng Thu</text:p>
          </table:table-cell>
          <table:covered-table-cell table:style-name="ce17"/>
          <table:covered-table-cell table:style-name="ce9"/>
          <table:table-cell table:style-name="ce37" office:value-type="string">
            <text:p><text:span text:style-name="T4"><text:a xlink:href="python://for each=&quot;p in  get_partner_team()&quot;" xlink:type="simple">for get_partner_team</text:a></text:span></text:p>
          </table:table-cell>
          <table:table-cell table:style-name="ce49" office:value-type="string">
            <text:p><text:a xlink:href="python://get_total_qty(p[0],p[2])" xlink:type="simple">total_qty</text:a></text:p>
          </table:table-cell>
          <table:table-cell table:style-name="ce56" office:value-type="string">
            <text:p><text:span text:style-name="T6"><text:a xlink:href="python:///for" xlink:type="simple">end for</text:a></text:span></text:p>
          </table:table-cell>
          <table:table-cell table:style-name="ce62"/>
          <table:table-cell table:style-name="ce62" office:value-type="string">
            <text:p><text:a xlink:href="python://get_total_mienphi()" xlink:type="simple">get_total_mienphi</text:a></text:p>
          </table:table-cell>
          <table:table-cell table:style-name="ce62" office:value-type="string">
            <text:p><text:a xlink:href="python://get_total_thucthu()" xlink:type="simple">total_thucthu</text:a></text:p>
          </table:table-cell>
          <table:table-cell table:style-name="ce62" office:value-type="string">
            <text:p><text:a xlink:href="python://get_total_thuletan()" xlink:type="simple">get_total_thuletan</text:a></text:p>
          </table:table-cell>
          <table:table-cell table:style-name="ce72"/>
          <table:table-cell table:style-name="ce73" table:number-columns-repeated="1010"/>
          <table:table-cell table:number-columns-repeated="3"/>
        </table:table-row>
        <table:table-row table:style-name="ro2">
          <table:table-cell table:style-name="ce4"/>
          <table:table-cell table:style-name="ce18"/>
          <table:table-cell table:style-name="ce23"/>
          <table:table-cell table:style-name="ce32"/>
          <table:table-cell table:style-name="ce44"/>
          <table:table-cell table:style-name="ce32"/>
          <table:table-cell table:style-name="ce4" table:number-columns-repeated="2"/>
          <table:table-cell table:style-name="ce65" table:number-columns-repeated="2"/>
          <table:table-cell table:style-name="ce4" table:number-columns-repeated="1011"/>
          <table:table-cell table:number-columns-repeated="3"/>
        </table:table-row>
        <table:table-row table:style-name="ro2">
          <table:table-cell table:style-name="ce4"/>
          <table:table-cell table:style-name="ce18"/>
          <table:table-cell table:style-name="ce24"/>
          <table:table-cell table:style-name="ce32"/>
          <table:table-cell table:style-name="ce44"/>
          <table:table-cell table:style-name="ce32"/>
          <table:table-cell table:style-name="ce4" table:number-columns-repeated="2"/>
          <table:table-cell table:style-name="ce65" table:number-columns-repeated="2"/>
          <table:table-cell table:style-name="ce4" table:number-columns-repeated="1011"/>
          <table:table-cell table:number-columns-repeated="3"/>
        </table:table-row>
        <table:table-row table:style-name="ro9">
          <table:table-cell table:style-name="ce11"/>
          <table:table-cell table:style-name="ce19"/>
          <table:table-cell table:style-name="ce24"/>
          <table:table-cell table:style-name="ce38"/>
          <table:table-cell table:style-name="ce50"/>
          <table:table-cell table:style-name="ce38"/>
          <table:table-cell table:style-name="ce11" table:number-columns-repeated="2"/>
          <table:table-cell table:style-name="ce67" table:number-columns-repeated="2"/>
          <table:table-cell table:style-name="ce11" table:number-columns-repeated="1011"/>
          <table:table-cell table:number-columns-repeated="3"/>
        </table:table-row>
        <table:table-row table:style-name="ro10">
          <table:table-cell table:style-name="ce12"/>
          <table:table-cell table:style-name="ce20"/>
          <table:table-cell table:style-name="ce25"/>
          <table:table-cell table:style-name="ce19"/>
          <table:table-cell table:style-name="ce51"/>
          <table:table-cell table:style-name="ce19"/>
          <table:table-cell table:style-name="ce12" table:number-columns-repeated="2"/>
          <table:table-cell table:style-name="ce66" table:number-columns-repeated="2"/>
          <table:table-cell table:style-name="ce12" table:number-columns-repeated="1011"/>
          <table:table-cell table:number-columns-repeated="3"/>
        </table:table-row>
        <table:table-row table:style-name="ro11">
          <table:table-cell table:style-name="ce13"/>
          <table:table-cell table:style-name="ce20"/>
          <table:table-cell table:style-name="ce26"/>
          <table:table-cell table:style-name="ce39"/>
          <table:table-cell table:style-name="ce52"/>
          <table:table-cell table:style-name="ce39"/>
          <table:table-cell table:style-name="ce13" table:number-columns-repeated="1015"/>
          <table:table-cell table:number-columns-repeated="3"/>
        </table:table-row>
        <table:table-row table:style-name="ro11">
          <table:table-cell table:style-name="ce13" table:number-columns-repeated="2"/>
          <table:table-cell table:style-name="ce27"/>
          <table:table-cell table:style-name="ce39"/>
          <table:table-cell table:style-name="ce52"/>
          <table:table-cell table:style-name="ce39"/>
          <table:table-cell table:style-name="ce13" table:number-columns-repeated="1015"/>
          <table:table-cell table:number-columns-repeated="3"/>
        </table:table-row>
        <table:table-row table:style-name="ro11">
          <table:table-cell table:style-name="ce13"/>
          <table:table-cell table:style-name="ce21"/>
          <table:table-cell table:style-name="ce28"/>
          <table:table-cell table:style-name="ce39"/>
          <table:table-cell table:style-name="ce52"/>
          <table:table-cell table:style-name="ce39"/>
          <table:table-cell table:style-name="ce13" table:number-columns-repeated="1015"/>
          <table:table-cell table:number-columns-repeated="3"/>
        </table:table-row>
        <table:table-row table:style-name="ro11" table:number-rows-repeated="65517">
          <table:table-cell table:style-name="ce13" table:number-columns-repeated="3"/>
          <table:table-cell table:style-name="ce39"/>
          <table:table-cell table:style-name="ce52"/>
          <table:table-cell table:style-name="ce39"/>
          <table:table-cell table:style-name="ce13" table:number-columns-repeated="1015"/>
          <table:table-cell table:number-columns-repeated="3"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2" number:min-integer-digits="1" number:grouping="true"/>
      <number:text>   </number:text>
    </number:number-style>
    <number:number-style style:name="N153">
      <number:text>-</number:text>
      <number:number number:decimal-places="2" number:min-integer-digits="1" number:grouping="true"/>
      <number:text>   </number:text>
    </number:number-style>
    <number:number-style style:name="N154">
      <number:text> -</number:text>
      <number:number number:decimal-places="0" number:min-integer-digits="2"/>
      <number:text>   </number:text>
    </number:number-style>
    <number:number-style style:name="N155P0" style:volatile="true">
      <number:number number:decimal-places="2" number:min-integer-digits="1" number:grouping="true"/>
      <number:text>   </number:text>
    </number:number-style>
    <number:number-style style:name="N155P1" style:volatile="true">
      <number:text>-</number:text>
      <number:number number:decimal-places="2" number:min-integer-digits="1" number:grouping="true"/>
      <number:text>   </number:text>
    </number:number-style>
    <number:number-style style:name="N155P2" style:volatile="true">
      <number:text> -</number:text>
      <number:number number:decimal-places="0" number:min-integer-digits="2"/>
      <number:text>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1"/>
      <number:text> </number:text>
    </number:number-style>
    <number:number-style style:name="N157">
      <number:text> (</number:text>
      <number:number number:decimal-places="0" number:min-integer-digits="1"/>
      <number:text>)</number:text>
    </number:number-style>
    <number:number-style style:name="N158P0" style:volatile="true">
      <number:number number:decimal-places="0" number:min-integer-digits="1"/>
      <number:text> </number:text>
    </number:number-style>
    <number:number-style style:name="N158P1" style:volatile="true">
      <number:text> (</number:text>
      <number:number number:decimal-places="0" number:min-integer-digits="1"/>
      <number:text>)</number:text>
    </number:number-style>
    <number:number-style style:name="N158P2" style:volatile="true">
      <number:text> -</number:text>
      <number:number number:decimal-places="0" number:min-integer-digits="2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 (</number:text>
      <number:number number:decimal-places="1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3P0" style:volatile="true">
      <number:number number:decimal-places="0" number:min-integer-digits="1" number:grouping="true"/>
    </number:number-style>
    <number:number-style style:name="N163">
      <style:text-properties fo:color="#ff0000"/>
      <number:number number:decimal-places="0" number:min-integer-digits="1" number:grouping="true"/>
      <style:map style:condition="value()&gt;=0" style:apply-style-name="N163P0"/>
    </number:number-style>
    <number:number-style style:name="N164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(</number:text>
      <number:number number:decimal-places="0" number:min-integer-digits="1" number:grouping="true"/>
      <number:text>)</number:text>
    </number:number-style>
    <number:number-style style:name="N166P2" style:volatile="true"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(</number:text>
      <number:number number:decimal-places="2" number:min-integer-digits="1" number:grouping="true"/>
      <number:text>)</number:text>
    </number:number-style>
    <number:number-style style:name="N169P2" style:volatile="true"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7P0"/>
    </number:currency-style>
    <number:number-style style:name="N178">
      <number:number number:decimal-places="1" number:min-integer-digits="1" number:grouping="true"/>
    </number:number-style>
    <number:date-style style:name="N18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number number:decimal-places="0" number:min-integer-digits="0" number:grouping="true"/>
    </number:number-style>
    <number:number-style style:name="N182P0" style:volatile="true">
      <number:number number:decimal-places="0" number:min-integer-digits="1" number:grouping="true"/>
    </number:number-style>
    <number:number-style style:name="N182">
      <number:text>(-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</number:number-style>
    <number:number-style style:name="N183"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number number:decimal-places="0" number:min-integer-digits="1" number:grouping="true"/>
    </number:number-style>
    <number:number-style style:name="N18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85P2" style:volatile="true"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</number:text>
    </number:number-style>
    <number:number-style style:name="N187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6" number:language="en" number:country="US">
      <number:minutes number:style="long"/>
      <number:text>:</number:text>
      <number:seconds number:style="long"/>
    </number:time-style>
    <number:time-style style:name="N10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8" number:language="en" number:country="US">
      <number:minutes number:style="long"/>
      <number:text>:</number:text>
      <number:seconds number:style="long" number:decimal-places="1"/>
    </number:time-style>
    <number:number-style style:name="N10149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2" style:display-name="Comma 2" style:family="table-cell" style:parent-style-name="Default" style:data-style-name="N120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4in" fo:margin-bottom="0.3in" fo:margin-left="0.3in" fo:margin-right="0.3in" fo:background-color="transparent" style:print="charts drawings object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.1201in" fo:margin-right="0.2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font-name="Times New Roman1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0000-00-00T08:32:06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>
        <style:region-left>
          <text:p><text:span text:style-name="MT1">Ngày in: </text:span><text:span text:style-name="MT1"><text:date style:data-style-name="N2" text:date-value="2014-11-03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  <style:master-page style:name="PageStyle_5f_B01_20_-_20_Bang_20_CDKT" style:display-name="PageStyle_B01 - Bang CDK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/>
    <meta:creation-date>2006-09-16T00:00:00Z</meta:creation-date>
    <dc:date>2014-11-03T08:32:09.47</dc:date>
    <meta:editing-duration>P4DT15H6M4S</meta:editing-duration>
    <meta:editing-cycles>520</meta:editing-cycles>
    <meta:document-statistic meta:table-count="1" meta:cell-count="37" meta:object-count="0"/>
  </office:meta>
</office:document-meta>
</file>